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000000" loext:opacity="100%" style:font-name="Times new roman" fo:font-size="12pt" fo:letter-spacing="normal" fo:font-style="normal" fo:font-weight="normal" style:font-size-asian="12pt" style:font-weight-asian="normal" style:font-size-complex="12pt" style:font-weight-complex="normal"/>
    </style:style>
    <style:style style:name="P2" style:family="paragraph" style:parent-style-name="Standard">
      <style:text-properties style:font-name="Times new roman"/>
    </style:style>
    <style:style style:name="P3" style:family="paragraph" style:parent-style-name="Standard">
      <style:text-properties style:font-name="Times new roman" officeooo:rsid="000c0ab4" officeooo:paragraph-rsid="000c0ab4"/>
    </style:style>
    <style:style style:name="T1" style:family="text">
      <style:text-properties officeooo:rsid="000c0ab4"/>
    </style:style>
    <style:style style:name="T2" style:family="text">
      <style:text-properties fo:font-weight="bold" style:font-weight-asian="bold" style:font-weight-complex="bold"/>
    </style:style>
    <style:style style:name="T3" style:family="text">
      <style:text-properties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Ashutosh Kumar Maurya</text:span> <text:s/></text:p>
      <text:p text:style-name="P3">Jungle Dhoosan</text:p>
      <text:p text:style-name="P2"><text:span text:style-name="T1">Gorakhpur, Uttar Pradesh, 273014</text:span> <text:s/></text:p>
      <text:p text:style-name="P2"><text:span text:style-name="T1">ashutosh.maurya@btech.christuniversity.in</text:span> </text:p>
      <text:p text:style-name="P3">7523946373</text:p>
      <text:p text:style-name="P3">01/04/2023</text:p>
      <text:p text:style-name="P2"/>
      <text:p text:style-name="P1">JPMorgan Chase Recruiting</text:p>
      <text:p text:style-name="P2"><text:span text:style-name="T1">JP Morgan</text:span> <text:s/></text:p>
      <text:p text:style-name="P2"/>
      <text:p text:style-name="P2">Dear <text:span text:style-name="T1">HR</text:span>,</text:p>
      <text:p text:style-name="P2"/>
      <text:p text:style-name="P2">I am writing to express my interest in the <text:span text:style-name="T1">Software developer </text:span>at <text:span text:style-name="T1">JPMorgan.</text:span> Currently pursuing a B.Tech in Engineering from Christ University, Bangalore, I have cultivated a strong foundation in software development, machine learning, and full-stack web development. My academic projects and internships have honed my skills in programming, cloud computing, and cybersecurity, making me well-prepared to contribute to your team.</text:p>
      <text:p text:style-name="P2"/>
      <text:p text:style-name="P2">One of my significant projects, "Virtual Machine Detection for Linux," demonstrates my proficiency in Python and my ability to develop systems for complex problem-solving. This project involved creating a Python-based system to identify VirtualBox environments on Linux through multi-level hardware analysis, showcasing my technical skills and innovative approach.</text:p>
      <text:p text:style-name="P2"/>
      <text:p text:style-name="P2">My internship experiences have been instrumental in my development as a technology professional. At Bharat-Tech, I am currently engaged as a Fullstack Intern, where I am developing a web application using the MERN stack and RESTful APIs. Previously, at IIIC Christ University, I worked on identifying phishing URLs using machine learning models, further solidifying my interest and expertise in cybersecurity.</text:p>
      <text:p text:style-name="P2"/>
      <text:p text:style-name="P2">My academic accolades, including a patent publication and papers on cybersecurity and online examination systems, speak to my dedication and ability to contribute meaningful research to the field. Additionally, my roles as Industrial Visit Head at the IEEE Student Branch and Team Leader on various projects have instilled in me a strong sense of leadership and teamwork.</text:p>
      <text:p text:style-name="P2"/>
      <text:p text:style-name="P2">Thank you for considering my application. I look forward to the possibility of discussing how my background, skills, and enthusiasms align with the needs and vision of <text:span text:style-name="T1">JPMorgan</text:span>. I am available for an interview at your earliest convenience and can be reached at maurya.ashutosh2000@gmail.com or <text:span text:style-name="T1">7523946373</text:span>.</text:p>
      <text:p text:style-name="P2"/>
      <text:p text:style-name="P2">Sincerely,</text:p>
      <text:p text:style-name="P2"/>
      <text:p text:style-name="P2">Ashutosh Kumar Maury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1T14:11:38.169637401</meta:creation-date>
    <dc:date>2024-04-01T14:22:05.053933921</dc:date>
    <meta:editing-duration>PT10M27S</meta:editing-duration>
    <meta:editing-cycles>1</meta:editing-cycles>
    <meta:document-statistic meta:table-count="0" meta:image-count="0" meta:object-count="0" meta:page-count="1" meta:paragraph-count="16" meta:word-count="295" meta:character-count="2084" meta:non-whitespace-character-count="1798"/>
    <meta:generator>LibreOffice/7.3.7.2$Linux_X86_64 LibreOffice_project/30$Build-2</meta:generator>
  </office:meta>
</office:document-meta>
</file>